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6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background-color="transparent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>
        <style:tab-stops>
          <style:tab-stop style:position="4.286cm"/>
        </style:tab-stops>
      </style:paragraph-properties>
    </style:style>
    <style:style style:name="P11" style:family="paragraph" style:parent-style-name="Table_20_Contents">
      <style:text-properties officeooo:rsid="0000258a" officeooo:paragraph-rsid="00024f62"/>
    </style:style>
    <style:style style:name="P12" style:family="paragraph" style:parent-style-name="Table_20_Contents">
      <style:text-properties officeooo:paragraph-rsid="00024f62"/>
    </style:style>
    <style:style style:name="P13" style:family="paragraph" style:parent-style-name="Standard" style:master-page-name="Standard">
      <style:paragraph-properties fo:text-align="end" style:justify-single-word="false" style:page-number="auto"/>
      <style:text-properties fo:background-color="transparent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0258a"/>
    </style:style>
    <style:style style:name="T8" style:family="text">
      <style:text-properties officeooo:rsid="00021518"/>
    </style:style>
    <style:style style:name="T9" style:family="text">
      <style:text-properties officeooo:rsid="00024f62"/>
    </style:style>
    <style:style style:name="T10" style:family="text">
      <style:text-properties officeooo:rsid="0003a47e"/>
    </style:style>
    <style:style style:name="T11" style:family="text">
      <style:text-properties officeooo:rsid="0004d269"/>
    </style:style>
    <style:style style:name="T12" style:family="text">
      <style:text-properties officeooo:rsid="0004ae3e"/>
    </style:style>
    <style:style style:name="T13" style:family="text">
      <style:text-properties officeooo:rsid="0002e5e5"/>
    </style:style>
    <style:style style:name="T14" style:family="text">
      <style:text-properties officeooo:rsid="0003ca3a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p. zn. …...................................... 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8"><text:span text:style-name="T3">Zadavatel</text:span><text:span text:style-name="T5">:</text:span></text:p>
          </table:table-cell>
          <table:table-cell table:style-name="Tabulka1.A1" office:value-type="string">
            <text:p text:style-name="P9"><text:span text:style-name="T3">Česká pirátská strana, </text:span>organizační složka:</text:p>
            <text:p text:style-name="P9">zastoupena: Zdeněk Kubala <text:s/><text:tab/>e-mail: zdenek.kubala@pirati.cz </text:p>
            <text:p text:style-name="P9">kontakt: <text:s/>+420 602351651 <text:s text:c="13"/>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3">Dodavatel</text:span><text:span text:style-name="T5">:</text:span></text:p>
          </table:table-cell>
          <table:table-cell table:style-name="Tabulka1.A1" office:value-type="string">
            <text:p text:style-name="Table_20_Contents">Jméno: Pavel Štěpánek</text:p>
            <text:p text:style-name="P10">je podnikatel IČ: <text:span text:style-name="T9">87918226, </text:span>sídelní město: Chrudim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é úkoly</text:span><text:span text:style-name="T6">:</text:span></text:p>
          </table:table-cell>
          <table:table-cell table:style-name="Tabulka1.A1" office:value-type="string">
            <text:p text:style-name="P11"><text:span text:style-name="T10">Za </text:span>mimo<text:span text:style-name="T10">řá</text:span>dn<text:span text:style-name="T10">é</text:span> <text:span text:style-name="T10">ú</text:span>koly <text:span text:style-name="T10">nad rámec funkce</text:span>, <text:span text:style-name="T10">zejména d</text:span>oplnění práce krajského koordinátora dobrovolníků (<text:span text:style-name="T11">Práce na komunálních a senátních volbách, </text:span>běžná administrativa, příprava a realizace schůzí, koordinace pracovních skupin a dobrovolníků, práce na projektech KS PaK,<text:span text:style-name="T12"> </text:span>atd.)</text:p>
            <text:p text:style-name="P12">…..........................................................................................................</text:p>
            <text:p text:style-name="P12">plnění úkolů bude evidováno v <text:span text:style-name="T9">tabulce, kterou zveřejní dodavatel ve veřejném vláknu na fóru České pirátské strany ještě před žádostí o proplacení této smlouvy.</text:span></text:p>
          </table:table-cell>
        </table:table-row>
        <table:table-row table:style-name="Tabulka1.1">
          <table:table-cell table:style-name="Tabulka1.A1" office:value-type="string">
            <text:p text:style-name="P7">Časová náročnost<text:span text:style-name="T5">:</text:span></text:p>
          </table:table-cell>
          <table:table-cell table:style-name="Tabulka1.A1" office:value-type="string">
            <text:p text:style-name="Table_20_Contents">Odhad: <text:s/><text:span text:style-name="T7">70</text:span> h<text:span text:style-name="T7">odin</text:span> (slovy: <text:span text:style-name="T7">sedmdesát</text:span> hodin)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3">Smluvní typ</text:span>:</text:p>
          </table:table-cell>
          <table:table-cell table:style-name="Tabulka1.A1" office:value-type="string">
            <text:p text:style-name="Table_20_Contents"><text:span text:style-name="T8">S</text:span>mlouva o <text:span text:style-name="T13">dílo</text:span>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3">Místo plnění</text:span>:</text:p>
          </table:table-cell>
          <table:table-cell table:style-name="Tabulka1.A1" office:value-type="string">
            <text:p text:style-name="P8">Pardubický kraj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3">Odměna</text:span>:</text:p>
          </table:table-cell>
          <table:table-cell table:style-name="Tabulka1.A1" office:value-type="string">
            <text:p text:style-name="Table_20_Contents"><text:s/>10 000 Kč (slovy: Deset tisíc korun českých)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3">Termín provedení</text:span>:</text:p>
          </table:table-cell>
          <table:table-cell table:style-name="Tabulka1.A1" office:value-type="string">
            <text:p text:style-name="P8"><text:s/><text:span text:style-name="T7">Únor 2018</text:span></text:p>
          </table:table-cell>
        </table:table-row>
      </table:table>
      <text:p text:style-name="P5"><text:span text:style-name="T6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6">https://www.pirati.cz/rules/ppu</text:span></text:span></text:a><text:span text:style-name="T6">&gt;, s nimiž se smluvní strany seznámily a zavazují se je dodržovat. Na důkaz seznámení se s podmínkami a uzavření smlouvy připojují smluvní strany své podpisy:</text:span></text:p>
      <text:p text:style-name="P4">V Chrudimi dne <text:span text:style-name="T14">1.2.2018</text:span>…............................</text:p>
      <text:p text:style-name="P4">Za zadavatele: </text:p>
      <text:p text:style-name="P4">…....................................................<text:tab/></text:p>
      <text:p text:style-name="P4">Za dodavatele: </text:p>
      <text:p text:style-name="P4">…...................................................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line-break/></text:span><text:span text:style-name="MT2"><text:page-number text:select-page="current">1</text:page-number></text:span></text:p>
      </style:footer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4-13T14:17:48.538403473</dc:date>
    <meta:editing-cycles>101</meta:editing-cycles>
    <meta:editing-duration>P24DT15H19M40S</meta:editing-duration>
    <meta:generator>LibreOffice/6.0.2.1.0$Linux_X86_64 LibreOffice_project/00m0$Build-1</meta:generator>
    <meta:printed-by>Vladislav Tobias Esner</meta:printed-by>
    <meta:print-date>2016-06-14T18:51:16.609667346</meta:print-date>
    <meta:document-statistic meta:table-count="1" meta:image-count="0" meta:object-count="0" meta:page-count="1" meta:paragraph-count="33" meta:word-count="196" meta:character-count="1663" meta:non-whitespace-character-count="1472"/>
    <meta:user-defined meta:name="Informace 1"/>
    <meta:user-defined meta:name="Informace 2"/>
    <meta:user-defined meta:name="Informace 3"/>
    <meta:user-defined meta:name="Informace 4"/>
  </office:meta>
</office:document-meta>
</file>